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10.326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7.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 fo:font-weight="bold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font-style="italic"/>
    </style:style>
    <style:style style:name="ce3" style:family="table-cell" style:parent-style-name="Default">
      <style:text-properties fo:font-style="italic" fo:font-weight="normal"/>
    </style:style>
    <style:style style:name="ce4" style:family="table-cell" style:parent-style-name="Default" style:data-style-name="N3">
      <style:table-cell-properties style:text-align-source="fix" style:repeat-content="false" style:shrink-to-fit="true"/>
      <style:paragraph-properties fo:text-align="end" fo:margin-left="0cm"/>
      <style:text-properties fo:font-weight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style:text-align-source="fix" style:repeat-content="false" fo:wrap-option="wrap" style:shrink-to-fit="tru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fo:wrap-option="wrap" style:shrink-to-fit="true"/>
      <style:text-properties fo:font-size="10pt" fo:font-weight="bold"/>
    </style:style>
    <style:style style:name="ce15" style:family="table-cell" style:parent-style-name="Default">
      <style:table-cell-properties fo:wrap-option="wrap" style:shrink-to-fit="true"/>
      <style:text-properties fo:font-size="6pt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Factory Name</text:p>
            <draw:control table:end-cell-address="Sheet1.A2" table:end-x="4.648cm" table:end-y="0.034cm" draw:z-index="0" draw:name="Export" draw:text-style-name="P1" svg:width="1.605cm" svg:height="0.498cm" svg:x="3.042cm" svg:y="0cm" draw:control="control1"/>
          </table:table-cell>
          <table:table-cell table:style-name="ce4" office:value-type="string">
            <text:p>Maximum</text:p>
          </table:table-cell>
          <table:table-cell table:style-name="ce7" office:value-type="string">
            <text:p>Description</text:p>
          </table:table-cell>
          <table:table-cell table:style-name="ce12" office:value-type="string">
            <text:p>Requirement</text:p>
          </table:table-cell>
          <table:table-cell table:style-name="ce12" office:value-type="string">
            <text:p>Produce</text:p>
          </table:table-cell>
          <table:table-cell table:style-name="ce12" office:value-type="string">
            <text:p>Growth</text:p>
          </table:table-cell>
          <table:table-cell table:style-name="ce14" office:value-type="string">
            <text:p>Notes</text:p>
          </table:table-cell>
          <table:table-cell table:style-name="ce12" table:number-columns-repeated="248"/>
        </table:table-row>
        <table:table-row table:style-name="ro2">
          <table:table-cell office:value-type="string">
            <text:p>Fish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fish.</text:p>
          </table:table-cell>
          <table:table-cell office:value-type="string">
            <text:p>1 fish</text:p>
          </table:table-cell>
          <table:table-cell/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Fish</text:p>
          </table:table-cell>
          <table:table-cell office:value-type="float" office:value="1000000">
            <text:p>1,000,000</text:p>
          </table:table-cell>
          <table:table-cell/>
          <table:table-cell office:value-type="string">
            <text:p>2 fish</text:p>
          </table:table-cell>
          <table:table-cell office:value-type="string">
            <text:p>3 fish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Fish will multiple in numbers by themselves – this is what this represents (they multiple quite quickly).</text:p>
          </table:table-cell>
          <table:table-cell table:number-columns-repeated="248"/>
        </table:table-row>
        <table:table-row table:style-name="ro2">
          <table:table-cell office:value-type="string">
            <text:p>Bovine Breading Ground</text:p>
          </table:table-cell>
          <table:table-cell office:value-type="float" office:value="1">
            <text:p>1</text:p>
          </table:table-cell>
          <table:table-cell office:value-type="string">
            <text:p>Magic spot which spawns new bovines.</text:p>
          </table:table-cell>
          <table:table-cell office:value-type="string">
            <text:p>1 bovine</text:p>
          </table:table-cell>
          <table:table-cell/>
          <table:table-cell table:style-name="ce13" office:value-type="boolean" office:boolean-value="false">
            <text:p>FALSE</text:p>
          </table:table-cell>
          <table:table-cell office:value-type="string">
            <text:p>These are so that you can't remove all bovines totally from the universe. </text:p>
          </table:table-cell>
          <table:table-cell table:number-columns-repeated="248"/>
        </table:table-row>
        <table:table-row table:style-name="ro2">
          <table:table-cell office:value-type="string">
            <text:p>Bovine</text:p>
          </table:table-cell>
          <table:table-cell office:value-type="float" office:value="100000">
            <text:p>100,000</text:p>
          </table:table-cell>
          <table:table-cell table:style-name="ce9"/>
          <table:table-cell office:value-type="string">
            <text:p>10 bovine</text:p>
          </table:table-cell>
          <table:table-cell office:value-type="string">
            <text:p>11 bovine</text:p>
          </table:table-cell>
          <table:table-cell table:style-name="ce13" office:value-type="boolean" office:boolean-value="false">
            <text:p>FALSE</text:p>
          </table:table-cell>
          <table:table-cell office:value-type="string">
            <text:p>Bovines will multiple in numbers by themselves – this is what this represents</text:p>
          </table:table-cell>
          <table:table-cell table:number-columns-repeated="248"/>
        </table:table-row>
        <table:table-row table:style-name="ro3">
          <table:table-cell office:value-type="string">
            <text:p>Slaughter House</text:p>
          </table:table-cell>
          <table:table-cell table:style-name="ce6" table:number-columns-spanned="1" table:number-rows-spanned="2"/>
          <table:table-cell table:style-name="ce10" office:value-type="string" table:number-columns-spanned="1" table:number-rows-spanned="2">
            <text:p>Where bovines are slaughtered and turned into meat. Can be more efficient if supplied with machinery.</text:p>
          </table:table-cell>
          <table:table-cell office:value-type="string">
            <text:p>1 bovine</text:p>
          </table:table-cell>
          <table:table-cell office:value-type="string">
            <text:p>10 m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bovine and 1 machinery</text:p>
          </table:table-cell>
          <table:table-cell office:value-type="string">
            <text:p>20 m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Fishing Dock</text:p>
          </table:table-cell>
          <table:table-cell table:style-name="Default"/>
          <table:table-cell table:style-name="ce11" office:value-type="string" table:number-columns-spanned="1" table:number-rows-spanned="2">
            <text:p>Where fish are caught.</text:p>
          </table:table-cell>
          <table:table-cell office:value-type="string">
            <text:p>1 fish</text:p>
          </table:table-cell>
          <table:table-cell office:value-type="string">
            <text:p>1 fish fillet and 1 fish gut</text:p>
          </table:table-cell>
          <table:table-cell table:style-name="ce13" office:value-type="boolean" office:boolean-value="true">
            <text:p>TRUE</text:p>
          </table:table-cell>
          <table:table-cell table:style-name="Default"/>
          <table:table-cell table:number-columns-repeated="248"/>
        </table:table-row>
        <table:table-row table:style-name="ro3">
          <table:table-cell table:style-name="Default" table:number-columns-repeated="2"/>
          <table:covered-table-cell table:style-name="ce9"/>
          <table:table-cell office:value-type="string">
            <text:p>1 fish and 1 machinery</text:p>
          </table:table-cell>
          <table:table-cell office:value-type="string">
            <text:p>3 fish fillet and 5 fish gut</text:p>
          </table:table-cell>
          <table:table-cell table:style-name="ce13" office:value-type="boolean" office:boolean-value="false">
            <text:p>FALSE</text:p>
          </table:table-cell>
          <table:table-cell table:style-name="Default"/>
          <table:table-cell table:number-columns-repeated="248"/>
        </table:table-row>
        <table:table-row table:style-name="ro3">
          <table:table-cell office:value-type="string">
            <text:p>Wheat Farm</text:p>
          </table:table-cell>
          <table:table-cell table:style-name="ce6" office:value-type="float" office:value="2000" table:number-columns-spanned="1" table:number-rows-spanned="3">
            <text:p>2,000</text:p>
          </table:table-cell>
          <table:table-cell table:style-name="ce10" office:value-type="string" table:number-columns-spanned="1" table:number-rows-spanned="3">
            <text:p>A farm which produces nutritious wheat. Can be more efficient when supplied with fertiliser or fertiliser and machinery.</text:p>
          </table:table-cell>
          <table:table-cell/>
          <table:table-cell office:value-type="string">
            <text:p>1 wheat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</text:p>
          </table:table-cell>
          <table:table-cell office:value-type="string">
            <text:p>3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ertiliser and 1 machinery</text:p>
          </table:table-cell>
          <table:table-cell office:value-type="string">
            <text:p>10 wheat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Fertiliser Factory</text:p>
          </table:table-cell>
          <table:table-cell/>
          <table:table-cell office:value-type="string">
            <text:p>Converts fish into fertiliser</text:p>
          </table:table-cell>
          <table:table-cell office:value-type="string">
            <text:p>10 fish gut</text:p>
          </table:table-cell>
          <table:table-cell office:value-type="string">
            <text:p>1 fertilis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table:number-columns-repeated="5"/>
          <table:table-cell table:style-name="ce13"/>
          <table:table-cell table:number-columns-repeated="249"/>
        </table:table-row>
        <table:table-row table:style-name="ro3">
          <table:table-cell office:value-type="string">
            <text:p>City</text:p>
          </table:table-cell>
          <table:table-cell table:style-name="ce6" office:value-type="float" office:value="1000" table:number-columns-spanned="1" table:number-rows-spanned="6">
            <text:p>1,000</text:p>
          </table:table-cell>
          <table:table-cell table:style-name="ce10" office:value-type="string" table:number-columns-spanned="1" table:number-rows-spanned="6">
            <text:p>Where a large number of people live. They have an insatiable appetite for goods.</text:p>
          </table:table-cell>
          <table:table-cell office:value-type="string">
            <text:p>8 fish fillet or 5 meat or 1 canned food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ntimatter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goods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passenger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/>
          <table:table-cell office:value-type="string">
            <text:p>1 wast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0.001 weapon</text:p>
          </table:table-cell>
          <table:table-cell/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Food Processor</text:p>
          </table:table-cell>
          <table:table-cell table:style-name="ce6" table:number-columns-spanned="1" table:number-rows-spanned="3"/>
          <table:table-cell table:style-name="ce10" office:value-type="string" table:number-columns-spanned="1" table:number-rows-spanned="3">
            <text:p>Converts unprocessed food into long lasting canned food.</text:p>
          </table:table-cell>
          <table:table-cell office:value-type="string">
            <text:p>1 wh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fish fille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meat</text:p>
          </table:table-cell>
          <table:table-cell office:value-type="string">
            <text:p>1 canned food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4">
          <table:table-cell office:value-type="string">
            <text:p>Power station</text:p>
          </table:table-cell>
          <table:table-cell office:value-type="float" office:value="10000">
            <text:p>10,000</text:p>
          </table:table-cell>
          <table:table-cell office:value-type="string">
            <text:p>Produces antimatter which is used by all heavy machinery to do things.</text:p>
          </table:table-cell>
          <table:table-cell/>
          <table:table-cell office:value-type="string">
            <text:p>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Recycling Station</text:p>
          </table:table-cell>
          <table:table-cell table:style-name="ce6" table:number-columns-spanned="1" table:number-rows-spanned="4"/>
          <table:table-cell table:style-name="ce10" office:value-type="string" table:number-columns-spanned="1" table:number-rows-spanned="4">
            <text:p>Converts waste <text:s/>into useful products. Also converts various other goods back to their original components.</text:p>
          </table:table-cell>
          <table:table-cell office:value-type="string">
            <text:p>5 waste</text:p>
          </table:table-cell>
          <table:table-cell office:value-type="string">
            <text:p>1 canned food and 1 antimatte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armour</text:p>
          </table:table-cell>
          <table:table-cell office:value-type="string">
            <text:p>13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weapon</text:p>
          </table:table-cell>
          <table:table-cell office:value-type="string">
            <text:p>45 antimatter and 50 uranium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 pod</text:p>
          </table:table-cell>
          <table:table-cell office:value-type="string">
            <text:p>90 steel</text:p>
          </table:table-cell>
          <table:table-cell table:style-name="ce13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office:value-type="string">
            <text:p>steel Mill</text:p>
          </table:table-cell>
          <table:table-cell/>
          <table:table-cell office:value-type="string">
            <text:p>Produces steel.</text:p>
          </table:table-cell>
          <table:table-cell office:value-type="string">
            <text:p>1 iron and 1 antimatter</text:p>
          </table:table-cell>
          <table:table-cell office:value-type="string">
            <text:p>1 steel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 office:value-type="string">
            <text:p>Ship Parts Factory</text:p>
          </table:table-cell>
          <table:table-cell table:style-name="ce6" office:value-type="float" office:value="20" table:number-columns-spanned="1" table:number-rows-spanned="3">
            <text:p>20</text:p>
          </table:table-cell>
          <table:table-cell table:style-name="ce10" office:value-type="string" table:number-columns-spanned="1" table:number-rows-spanned="3">
            <text:p>Produces various parts needed for most ships.</text:p>
          </table:table-cell>
          <table:table-cell office:value-type="string">
            <text:p>100 steel</text:p>
          </table:table-cell>
          <table:table-cell office:value-type="string">
            <text:p>1 pod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150 uranium</text:p>
          </table:table-cell>
          <table:table-cell office:value-type="string">
            <text:p>1 armour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>
          <table:table-cell/>
          <table:covered-table-cell table:number-columns-repeated="2"/>
          <table:table-cell office:value-type="string">
            <text:p>50 antimatter and 2 pod</text:p>
          </table:table-cell>
          <table:table-cell office:value-type="string">
            <text:p>1 engine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1">
          <table:table-cell office:value-type="string">
            <text:p>Armaments Factory</text:p>
          </table:table-cell>
          <table:table-cell/>
          <table:table-cell office:value-type="string">
            <text:p>Produces weapons needed by ships and bigger cities.</text:p>
          </table:table-cell>
          <table:table-cell office:value-type="string">
            <text:p>50 antimatter and 50 uranium</text:p>
          </table:table-cell>
          <table:table-cell office:value-type="string">
            <text:p>1 weapon</text:p>
          </table:table-cell>
          <table:table-cell table:style-name="ce13" office:value-type="boolean" office:boolean-value="true">
            <text:p>TRUE</text:p>
          </table:table-cell>
          <table:table-cell table:number-columns-repeated="249"/>
        </table:table-row>
        <table:table-row table:style-name="ro3" table:number-rows-repeated="65502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17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17:47:17</dc:date>
    <dc:language>en-AU</dc:language>
    <meta:editing-cycles>9</meta:editing-cycles>
    <meta:editing-duration>PT1H57M17S</meta:editing-duration>
    <meta:user-defined meta:name="Info 1"/>
    <meta:user-defined meta:name="Info 2"/>
    <meta:user-defined meta:name="Info 3"/>
    <meta:user-defined meta:name="Info 4"/>
    <meta:document-statistic meta:table-count="1" meta:cell-count="13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